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auto-grow-height="false" fo:min-height="0.919cm" fo:min-width="0.847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8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31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2.6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8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2.4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2.5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.92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1.56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2.1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1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6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63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527cm"/>
    </style:style>
    <style:style style:name="gr21" style:family="graphic" style:parent-style-name="objectwithoutfill">
      <style:graphic-properties svg:stroke-color="#ff3333" draw:marker-end="Arrow" draw:marker-end-width="0.559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67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3.11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2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2.6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2.606cm"/>
    </style:style>
    <style:style style:name="gr29" style:family="graphic" style:parent-style-name="standard">
      <style:graphic-properties svg:stroke-color="#ff3333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textarea-horizontal-align="justify" draw:textarea-vertical-align="middle" draw:auto-grow-height="false" fo:min-height="0.893cm" fo:min-width="1.78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1cm" fo:min-width="1.27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8pt" style:font-size-complex="18pt"/>
    </style:style>
    <style:style style:name="P3" style:family="paragraph">
      <loext:graphic-properties draw:fill="none" draw:fill-color="#ffffff"/>
      <style:text-properties style:font-name="Ubuntu1" fo:font-size="8pt" style:font-size-asian="18pt" style:font-size-complex="18pt"/>
    </style:style>
    <style:style style:name="P4" style:family="paragraph">
      <loext:graphic-properties draw:fill="none" draw:fill-color="#ffffff"/>
      <style:text-properties style:font-name="Ubuntu1" fo:font-size="11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Ubuntu1" fo:font-size="8pt" style:font-size-asian="18pt" style:font-size-complex="18pt"/>
    </style:style>
    <style:style style:name="P6" style:family="paragraph">
      <loext:graphic-properties draw:fill="none" draw:fill-color="#ffffff"/>
      <style:text-properties style:font-name="Ubuntu1" fo:font-size="10.5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Ubuntu1" fo:font-size="10.5pt" style:font-size-asian="18pt" style:font-size-complex="18pt"/>
    </style:style>
    <style:style style:name="P8" style:family="paragraph">
      <style:text-properties style:font-name="Ubuntu1" fo:font-size="10.5pt" style:font-size-asian="18pt" style:font-size-complex="18pt"/>
    </style:style>
    <style:style style:name="P9" style:family="paragraph">
      <style:paragraph-properties fo:text-align="center"/>
      <style:text-properties style:font-name="Ubuntu1" fo:font-size="10.5pt" style:font-size-asian="18pt" style:font-size-complex="18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font-name="Ubuntu1" fo:font-size="11pt" style:font-size-asian="18pt" style:font-size-complex="18pt"/>
    </style:style>
    <style:style style:name="T3" style:family="text">
      <style:text-properties style:font-name="Ubuntu1"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905cm" svg:height="1.651cm" svg:x="4.547cm" svg:y="1.372cm">
          <text:p text:style-name="P1"><text:span text:style-name="T1">PLLOAD</text:span></text:p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905cm" svg:height="1.651cm" svg:x="7.849cm" svg:y="1.372cm">
          <text:p text:style-name="P1"><text:span text:style-name="T1">NEXT</text:span></text:p>
          <text:p text:style-name="P1"><text:span text:style-name="T1">IR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905cm" svg:height="1.651cm" svg:x="10.963cm" svg:y="1.372cm">
          <text:p text:style-name="P1"><text:span text:style-name="T1">NEXT</text:span></text:p>
          <text:p text:style-name="P1"><text:span text:style-name="T1">IR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905cm" svg:height="1.651cm" svg:x="14.392cm" svg:y="1.372cm">
          <text:p text:style-name="P1"><text:span text:style-name="T1">NEXT</text:span></text:p>
          <text:p text:style-name="P1"><text:span text:style-name="T1">I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651cm" svg:x="16.163cm" svg:y="4.507cm">
          <text:p text:style-name="P1"><text:span text:style-name="T1">OP</text:span></text:p>
          <text:p text:style-name="P1"><text:span text:style-name="T1">DEC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905cm" svg:height="1.651cm" svg:x="8.67cm" svg:y="7.047cm">
          <text:p text:style-name="P1"><text:span text:style-name="T1">ALUOP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905cm" svg:height="1.651cm" svg:x="8.67cm" svg:y="9.714cm">
          <text:p text:style-name="P1"><text:span text:style-name="T1">ALUOP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905cm" svg:height="1.651cm" svg:x="8.67cm" svg:y="12.381cm">
          <text:p text:style-name="P1"><text:span text:style-name="T1">ALU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905cm" svg:height="1.651cm" svg:x="8.67cm" svg:y="15.175cm">
          <text:p text:style-name="P1"><text:span text:style-name="T1">ALUOP</text:span></text:p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651cm" svg:x="13.242cm" svg:y="7.047cm">
          <text:p text:style-name="P1"><text:span text:style-name="T1">LDOP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905cm" svg:height="1.651cm" svg:x="13.242cm" svg:y="9.714cm">
          <text:p text:style-name="P1"><text:span text:style-name="T1">LDOP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905cm" svg:height="1.651cm" svg:x="13.242cm" svg:y="12.381cm">
          <text:p text:style-name="P1"><text:span text:style-name="T1">LD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905cm" svg:height="1.651cm" svg:x="18.957cm" svg:y="7.047cm">
          <text:p text:style-name="P1"><text:span text:style-name="T1">STOP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905cm" svg:height="1.651cm" svg:x="18.957cm" svg:y="9.714cm">
          <text:p text:style-name="P1"><text:span text:style-name="T1">STOP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905cm" svg:height="1.651cm" svg:x="18.957cm" svg:y="12.381cm">
          <text:p text:style-name="P1"><text:span text:style-name="T1">ST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905cm" svg:height="1.651cm" svg:x="23.656cm" svg:y="7.047cm">
          <text:p text:style-name="P1"><text:span text:style-name="T1">LIOP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905cm" svg:height="1.651cm" svg:x="23.656cm" svg:y="9.714cm">
          <text:p text:style-name="P1"><text:span text:style-name="T1">LIOP</text:span></text:p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905cm" svg:height="1.651cm" svg:x="23.656cm" svg:y="12.381cm">
          <text:p text:style-name="P1"><text:span text:style-name="T1">LIOP</text:span></text:p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9" draw:id="id19" draw:layer="layout" svg:width="1.905cm" svg:height="1.651cm" svg:x="23.656cm" svg:y="15.048cm">
          <text:p text:style-name="P1"><text:span text:style-name="T1">LIOP</text:span></text:p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1.905cm" svg:height="1.651cm" svg:x="23.656cm" svg:y="17.461cm">
          <text:p text:style-name="P1"><text:span text:style-name="T1">LIOP</text:span></text:p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905cm" svg:height="1.651cm" svg:x="2.896cm" svg:y="6.706cm">
          <text:p text:style-name="P1"><text:span text:style-name="T1">INC</text:span></text:p>
          <text:p text:style-name="P1"><text:span text:style-name="T1">PC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.403cm" svg:height="0.762cm" svg:x="4.058cm" svg:y="3.15cm">
          <draw:text-box>
            <text:p><text:span text:style-name="T2">PCBusR =1</text:span></text:p>
          </draw:text-box>
        </draw:frame>
        <draw:frame draw:style-name="gr3" draw:text-style-name="P3" draw:layer="layout" svg:width="2.767cm" svg:height="1.131cm" svg:x="6.987cm" svg:y="2.936cm">
          <draw:text-box>
            <text:p><text:span text:style-name="T2">PCBusW=1</text:span></text:p>
            <text:p><text:span text:style-name="T2">MARBusR =1</text:span></text:p>
          </draw:text-box>
        </draw:frame>
        <draw:frame draw:style-name="gr4" draw:text-style-name="P4" draw:layer="layout" svg:width="3.309cm" svg:height="1.131cm" svg:x="10.262cm" svg:y="3.035cm">
          <draw:text-box>
            <text:p><text:span text:style-name="T2">MemMode=Out</text:span></text:p>
            <text:p><text:span text:style-name="T2">MDRMemR =1</text:span></text:p>
          </draw:text-box>
        </draw:frame>
        <draw:frame draw:style-name="gr5" draw:text-style-name="P4" draw:layer="layout" svg:width="3.309cm" svg:height="1.131cm" svg:x="13.691cm" svg:y="3.023cm">
          <draw:text-box>
            <text:p><text:span text:style-name="T2">MemMode=Out</text:span></text:p>
            <text:p><text:span text:style-name="T2">MDRBusR=1</text:span></text:p>
          </draw:text-box>
        </draw:frame>
        <draw:connector draw:style-name="gr6" draw:text-style-name="P5" draw:layer="layout" svg:x1="16.163cm" svg:y1="5.333cm" svg:x2="9.623cm" svg:y2="7.047cm" draw:start-shape="id1" draw:start-glue-point="6" draw:end-shape="id2" draw:end-glue-point="4" svg:d="M16163 5333h-6540v1714" svg:viewBox="0 0 6541 1715">
          <text:p/>
        </draw:connector>
        <draw:connector draw:style-name="gr6" draw:text-style-name="P5" draw:layer="layout" svg:x1="16.163cm" svg:y1="5.333cm" svg:x2="14.195cm" svg:y2="7.047cm" draw:start-shape="id1" draw:start-glue-point="6" draw:end-shape="id3" draw:end-glue-point="4" svg:d="M16163 5333h-1968v1714" svg:viewBox="0 0 1969 1715">
          <text:p/>
        </draw:connector>
        <draw:connector draw:style-name="gr6" draw:text-style-name="P5" draw:layer="layout" svg:x1="18.068cm" svg:y1="5.333cm" svg:x2="19.91cm" svg:y2="7.047cm" draw:start-shape="id1" draw:start-glue-point="10" draw:end-shape="id4" draw:end-glue-point="4" svg:d="M18068 5333h1842v1714" svg:viewBox="0 0 1843 1715">
          <text:p/>
        </draw:connector>
        <draw:connector draw:style-name="gr6" draw:text-style-name="P5" draw:layer="layout" svg:x1="18.068cm" svg:y1="5.333cm" svg:x2="24.609cm" svg:y2="7.047cm" draw:start-shape="id1" draw:start-glue-point="10" draw:end-shape="id5" draw:end-glue-point="4" svg:d="M18068 5333h6541v1714" svg:viewBox="0 0 6542 1715">
          <text:p/>
        </draw:connector>
        <draw:connector draw:style-name="gr6" draw:text-style-name="P5" draw:layer="layout" svg:x1="6.452cm" svg:y1="2.198cm" svg:x2="7.849cm" svg:y2="2.197cm" draw:start-shape="id6" draw:start-glue-point="10" draw:end-shape="id7" draw:end-glue-point="3" svg:d="M6452 2198h698v-1h699" svg:viewBox="0 0 1398 2">
          <text:p/>
        </draw:connector>
        <draw:connector draw:style-name="gr6" draw:text-style-name="P5" draw:layer="layout" svg:x1="9.754cm" svg:y1="2.198cm" svg:x2="10.963cm" svg:y2="2.197cm" draw:start-shape="id7" draw:start-glue-point="10" draw:end-shape="id8" draw:end-glue-point="3" svg:d="M9754 2198h604v-1h605" svg:viewBox="0 0 1210 2">
          <text:p/>
        </draw:connector>
        <draw:connector draw:style-name="gr6" draw:text-style-name="P5" draw:layer="layout" svg:x1="12.868cm" svg:y1="2.198cm" svg:x2="14.392cm" svg:y2="2.198cm" draw:start-shape="id8" draw:start-glue-point="10" draw:end-shape="id9" draw:end-glue-point="6" svg:d="M12868 2198h1524" svg:viewBox="0 0 1525 1">
          <text:p/>
        </draw:connector>
        <draw:connector draw:style-name="gr6" draw:text-style-name="P5" draw:layer="layout" svg:x1="9.623cm" svg:y1="8.698cm" svg:x2="9.622cm" svg:y2="9.714cm" draw:start-shape="id2" draw:start-glue-point="8" draw:end-shape="id10" draw:end-glue-point="0" svg:d="M9623 8698v508h-1v508" svg:viewBox="0 0 2 1017">
          <text:p/>
        </draw:connector>
        <draw:connector draw:style-name="gr6" draw:text-style-name="P5" draw:layer="layout" svg:x1="9.623cm" svg:y1="11.365cm" svg:x2="9.623cm" svg:y2="12.381cm" draw:start-shape="id10" draw:start-glue-point="8" draw:end-shape="id11" draw:end-glue-point="4" svg:d="M9623 11365v1016" svg:viewBox="0 0 1 1017">
          <text:p/>
        </draw:connector>
        <draw:connector draw:style-name="gr6" draw:text-style-name="P5" draw:layer="layout" svg:x1="9.623cm" svg:y1="14.032cm" svg:x2="9.622cm" svg:y2="15.175cm" draw:start-shape="id11" draw:start-glue-point="8" draw:end-shape="id12" draw:end-glue-point="0" svg:d="M9623 14032v571h-1v572" svg:viewBox="0 0 2 1144">
          <text:p/>
        </draw:connector>
        <draw:connector draw:style-name="gr6" draw:text-style-name="P5" draw:layer="layout" svg:x1="14.195cm" svg:y1="8.698cm" svg:x2="14.195cm" svg:y2="9.714cm" draw:start-shape="id3" draw:start-glue-point="8" draw:end-shape="id13" draw:end-glue-point="4" svg:d="M14195 8698v1016" svg:viewBox="0 0 1 1017">
          <text:p/>
        </draw:connector>
        <draw:connector draw:style-name="gr6" draw:text-style-name="P5" draw:layer="layout" svg:x1="14.195cm" svg:y1="11.365cm" svg:x2="14.195cm" svg:y2="12.381cm" draw:start-shape="id13" draw:start-glue-point="8" draw:end-shape="id14" draw:end-glue-point="4" svg:d="M14195 11365v1016" svg:viewBox="0 0 1 1017">
          <text:p/>
        </draw:connector>
        <draw:connector draw:style-name="gr6" draw:text-style-name="P5" draw:layer="layout" svg:x1="19.91cm" svg:y1="8.698cm" svg:x2="19.91cm" svg:y2="9.714cm" draw:start-shape="id4" draw:start-glue-point="8" draw:end-shape="id15" draw:end-glue-point="4" svg:d="M19910 8698v1016" svg:viewBox="0 0 1 1017">
          <text:p/>
        </draw:connector>
        <draw:connector draw:style-name="gr6" draw:text-style-name="P5" draw:layer="layout" svg:x1="19.91cm" svg:y1="11.365cm" svg:x2="19.909cm" svg:y2="12.381cm" draw:start-shape="id15" draw:start-glue-point="8" draw:end-shape="id16" draw:end-glue-point="0" svg:d="M19910 11365v508h-1v508" svg:viewBox="0 0 2 1017">
          <text:p/>
        </draw:connector>
        <draw:connector draw:style-name="gr6" draw:text-style-name="P5" draw:layer="layout" svg:x1="24.609cm" svg:y1="8.698cm" svg:x2="24.609cm" svg:y2="9.714cm" draw:start-shape="id5" draw:start-glue-point="8" draw:end-shape="id17" draw:end-glue-point="4" svg:d="M24609 8698v1016" svg:viewBox="0 0 1 1017">
          <text:p/>
        </draw:connector>
        <draw:connector draw:style-name="gr6" draw:text-style-name="P5" draw:layer="layout" svg:x1="24.609cm" svg:y1="11.365cm" svg:x2="24.609cm" svg:y2="12.381cm" draw:start-shape="id17" draw:start-glue-point="8" draw:end-shape="id18" draw:end-glue-point="4" svg:d="M24609 11365v1016" svg:viewBox="0 0 1 1017">
          <text:p/>
        </draw:connector>
        <draw:connector draw:style-name="gr6" draw:text-style-name="P5" draw:layer="layout" svg:x1="24.609cm" svg:y1="14.032cm" svg:x2="24.609cm" svg:y2="15.048cm" draw:start-shape="id18" draw:start-glue-point="8" draw:end-shape="id19" draw:end-glue-point="4" svg:d="M24609 14032v1016" svg:viewBox="0 0 1 1017">
          <text:p/>
        </draw:connector>
        <draw:connector draw:style-name="gr6" draw:text-style-name="P5" draw:layer="layout" svg:x1="24.609cm" svg:y1="16.699cm" svg:x2="24.609cm" svg:y2="17.461cm" draw:start-shape="id19" draw:start-glue-point="8" draw:end-shape="id20" draw:end-glue-point="4" svg:d="M24609 16699v762" svg:viewBox="0 0 1 763">
          <text:p/>
        </draw:connector>
        <draw:frame draw:style-name="gr7" draw:text-style-name="P4" draw:layer="layout" svg:width="3.106cm" svg:height="1.571cm" svg:x="6.384cm" svg:y="7.809cm">
          <draw:text-box>
            <text:p><text:span text:style-name="T2">XBusR =1</text:span></text:p>
            <text:p><text:span text:style-name="T2">RegSel=1</text:span></text:p>
            <text:p><text:span text:style-name="T2">RegMode=Out</text:span></text:p>
          </draw:text-box>
        </draw:frame>
        <draw:frame draw:style-name="gr8" draw:text-style-name="P3" draw:layer="layout" svg:width="3.106cm" svg:height="1.651cm" svg:x="6.326cm" svg:y="10.222cm">
          <draw:text-box>
            <text:p><text:span text:style-name="T2">YBusR =1</text:span></text:p>
            <text:p><text:span text:style-name="T2">RegSel=2</text:span></text:p>
            <text:p><text:span text:style-name="T2">RegMode=Out</text:span></text:p>
          </draw:text-box>
        </draw:frame>
        <draw:frame draw:style-name="gr9" draw:text-style-name="P3" draw:layer="layout" svg:width="3.302cm" svg:height="1.016cm" svg:x="6.511cm" svg:y="13.651cm">
          <draw:text-box>
            <text:p><text:span text:style-name="T2">ALUOp=IRop</text:span></text:p>
          </draw:text-box>
        </draw:frame>
        <draw:frame draw:style-name="gr8" draw:text-style-name="P3" draw:layer="layout" svg:width="3.106cm" svg:height="1.651cm" svg:x="6.58cm" svg:y="15.81cm">
          <draw:text-box>
            <text:p><text:span text:style-name="T2">ZBusR =1</text:span></text:p>
            <text:p><text:span text:style-name="T2">RegSel=1</text:span></text:p>
            <text:p><text:span text:style-name="T2">RegMode=in</text:span></text:p>
          </draw:text-box>
        </draw:frame>
        <draw:frame draw:style-name="gr7" draw:text-style-name="P4" draw:layer="layout" svg:width="3.106cm" svg:height="1.571cm" svg:x="10.596cm" svg:y="8.016cm">
          <draw:text-box>
            <text:p><text:span text:style-name="T2">MARBusR =1</text:span></text:p>
            <text:p><text:span text:style-name="T2">RegSel=2</text:span></text:p>
            <text:p><text:span text:style-name="T2">RegMode=Out</text:span></text:p>
          </draw:text-box>
        </draw:frame>
        <draw:frame draw:style-name="gr10" draw:text-style-name="P4" draw:layer="layout" svg:width="3.309cm" svg:height="1.131cm" svg:x="10.448cm" svg:y="10.869cm">
          <draw:text-box>
            <text:p><text:span text:style-name="T2">MDRMemR =1</text:span></text:p>
            <text:p><text:span text:style-name="T2">MemMode=Out</text:span></text:p>
          </draw:text-box>
        </draw:frame>
        <draw:frame draw:style-name="gr11" draw:text-style-name="P4" draw:layer="layout" svg:width="2.902cm" svg:height="1.571cm" svg:x="10.721cm" svg:y="13.524cm">
          <draw:text-box>
            <text:p><text:span text:style-name="T2">MDRBusW =1</text:span></text:p>
            <text:p><text:span text:style-name="T2">RegSel=1</text:span></text:p>
            <text:p><text:span text:style-name="T2">RegMode=In</text:span></text:p>
          </draw:text-box>
        </draw:frame>
        <draw:frame draw:style-name="gr7" draw:text-style-name="P4" draw:layer="layout" svg:width="3.106cm" svg:height="1.571cm" svg:x="16.163cm" svg:y="7.682cm">
          <draw:text-box>
            <text:p><text:span text:style-name="T2">MARBusR =1</text:span></text:p>
            <text:p><text:span text:style-name="T2">RegSel=2</text:span></text:p>
            <text:p><text:span text:style-name="T2">RegMode=Out</text:span></text:p>
          </draw:text-box>
        </draw:frame>
        <draw:frame draw:style-name="gr7" draw:text-style-name="P4" draw:layer="layout" svg:width="3.106cm" svg:height="1.571cm" svg:x="16.163cm" svg:y="10.556cm">
          <draw:text-box>
            <text:p><text:span text:style-name="T2">MDRMemR =1</text:span></text:p>
            <text:p><text:span text:style-name="T2">RegSel=1</text:span></text:p>
            <text:p><text:span text:style-name="T2">RegMode=Out</text:span></text:p>
          </draw:text-box>
        </draw:frame>
        <draw:frame draw:style-name="gr12" draw:text-style-name="P4" draw:layer="layout" svg:width="3.029cm" svg:height="1.131cm" svg:x="16.105cm" svg:y="12.969cm">
          <draw:text-box>
            <text:p><text:span text:style-name="T2">MDRMemR =1</text:span></text:p>
            <text:p><text:span text:style-name="T2">MemMode=In</text:span></text:p>
          </draw:text-box>
        </draw:frame>
        <draw:frame draw:style-name="gr13" draw:text-style-name="P4" draw:layer="layout" svg:width="2.428cm" svg:height="1.131cm" svg:x="21.312cm" svg:y="7.635cm">
          <draw:text-box>
            <text:p><text:span text:style-name="T2">XBusR =1</text:span></text:p>
            <text:p><text:span text:style-name="T2">PCBusW=1</text:span></text:p>
          </draw:text-box>
        </draw:frame>
        <draw:frame draw:style-name="gr14" draw:text-style-name="P4" draw:layer="layout" svg:width="2.068cm" svg:height="1.131cm" svg:x="21.37cm" svg:y="9.841cm">
          <draw:text-box>
            <text:p><text:span text:style-name="T2">Bus =1</text:span></text:p>
            <text:p><text:span text:style-name="T2">YBusR=1</text:span></text:p>
          </draw:text-box>
        </draw:frame>
        <draw:frame draw:style-name="gr15" draw:text-style-name="P3" draw:layer="layout" svg:width="2.894cm" svg:height="1.024cm" svg:x="21.228cm" svg:y="12.127cm">
          <draw:text-box>
            <text:p><text:span text:style-name="T2">ALUop = ADD</text:span></text:p>
          </draw:text-box>
        </draw:frame>
        <draw:frame draw:style-name="gr16" draw:text-style-name="P4" draw:layer="layout" svg:width="2.678cm" svg:height="1.571cm" svg:x="21.37cm" svg:y="14.112cm">
          <draw:text-box>
            <text:p><text:span text:style-name="T2">ZBusW =1</text:span></text:p>
            <text:p><text:span text:style-name="T2">MARBusR=1</text:span></text:p>
            <text:p><text:span text:style-name="T2">PCBusR=1</text:span></text:p>
          </draw:text-box>
        </draw:frame>
        <draw:frame draw:style-name="gr11" draw:text-style-name="P4" draw:layer="layout" svg:width="2.902cm" svg:height="1.571cm" svg:x="21.116cm" svg:y="16.652cm">
          <draw:text-box>
            <text:p><text:span text:style-name="T2">RegSel=1</text:span></text:p>
            <text:p><text:span text:style-name="T2">MDRBusW =1</text:span></text:p>
            <text:p><text:span text:style-name="T2">RegMode=In</text:span></text:p>
          </draw:text-box>
        </draw:frame>
        <draw:connector draw:style-name="gr6" draw:text-style-name="P5" draw:layer="layout" draw:line-skew="0.261cm" svg:x1="24.609cm" svg:y1="19.112cm" svg:x2="3.849cm" svg:y2="8.357cm" draw:start-shape="id20" draw:start-glue-point="8" draw:end-shape="id21" draw:end-glue-point="8" svg:d="M24609 19112v762h-20760v-11517" svg:viewBox="0 0 20761 11518">
          <text:p/>
        </draw:connector>
        <draw:line draw:style-name="gr6" draw:text-style-name="P5" draw:layer="layout" svg:x1="9.559cm" svg:y1="16.826cm" svg:x2="9.559cm" svg:y2="19.874cm">
          <text:p/>
        </draw:line>
        <draw:frame draw:style-name="gr17" draw:text-style-name="P6" draw:layer="layout" svg:width="1.653cm" svg:height="0.67cm" svg:x="7.908cm" svg:y="5.523cm">
          <draw:text-box>
            <text:p><text:span text:style-name="T3">(OP&lt;8)</text:span></text:p>
          </draw:text-box>
        </draw:frame>
        <draw:frame draw:style-name="gr18" draw:text-style-name="P6" draw:layer="layout" svg:width="1.179cm" svg:height="0.67cm" svg:x="12.795cm" svg:y="5.488cm">
          <draw:text-box>
            <text:p><text:span text:style-name="T3">(LD)</text:span></text:p>
          </draw:text-box>
        </draw:frame>
        <draw:frame draw:style-name="gr19" draw:text-style-name="P6" draw:layer="layout" svg:width="1.137cm" svg:height="0.67cm" svg:x="18.83cm" svg:y="5.488cm">
          <draw:text-box>
            <text:p><text:span text:style-name="T3">(ST)</text:span></text:p>
          </draw:text-box>
        </draw:frame>
        <draw:line draw:style-name="gr6" draw:text-style-name="P5" draw:layer="layout" svg:x1="14.131cm" svg:y1="14.032cm" svg:x2="14.131cm" svg:y2="19.874cm">
          <text:p/>
        </draw:line>
        <draw:line draw:style-name="gr6" draw:text-style-name="P5" draw:layer="layout" svg:x1="19.973cm" svg:y1="14.032cm" svg:x2="19.973cm" svg:y2="19.874cm">
          <text:p/>
        </draw:line>
        <draw:connector draw:style-name="gr6" draw:text-style-name="P5" draw:layer="layout" svg:x1="3.849cm" svg:y1="6.706cm" svg:x2="4.547cm" svg:y2="2.198cm" draw:start-shape="id21" draw:start-glue-point="4" draw:end-shape="id6" draw:end-glue-point="6" svg:d="M3849 6706v-4508h698" svg:viewBox="0 0 699 4509">
          <text:p/>
        </draw:connector>
        <draw:frame draw:style-name="gr20" draw:text-style-name="P6" draw:layer="layout" svg:width="1.027cm" svg:height="0.67cm" svg:x="23.529cm" svg:y="5.396cm">
          <draw:text-box>
            <text:p><text:span text:style-name="T3">(LI)</text:span></text:p>
          </draw:text-box>
        </draw:frame>
        <draw:line draw:style-name="gr21" draw:text-style-name="P5" draw:layer="layout" svg:x1="23.724cm" svg:y1="5.336cm" svg:x2="26.949cm" svg:y2="5.309cm">
          <text:p/>
        </draw:line>
        <draw:line draw:style-name="gr21" draw:text-style-name="P5" draw:layer="layout" svg:x1="27.076cm" svg:y1="19.914cm" svg:x2="23.724cm" svg:y2="19.914cm">
          <text:p/>
        </draw:line>
        <draw:frame draw:style-name="gr22" draw:text-style-name="P6" draw:layer="layout" svg:width="2.178cm" svg:height="0.67cm" svg:x="4.274cm" svg:y="6.036cm">
          <draw:text-box>
            <text:p><text:span text:style-name="T3">PCNext=1</text:span></text:p>
          </draw:text-box>
        </draw:frame>
        <draw:custom-shape draw:style-name="gr1" draw:text-style-name="P2" xml:id="id22" draw:id="id22" draw:layer="layout" svg:width="1.905cm" svg:height="1.651cm" svg:x="1.499cm" svg:y="3.658cm">
          <text:p text:style-name="P1"><text:span text:style-name="T1">START/</text:span></text:p>
          <text:p text:style-name="P1"><text:span text:style-name="T1">RE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2.452cm" svg:y1="3.658cm" svg:x2="4.547cm" svg:y2="2.198cm" draw:start-shape="id22" draw:start-glue-point="4" draw:end-shape="id6" draw:end-glue-point="6" svg:d="M2452 3658v-1460h2095" svg:viewBox="0 0 2096 1461">
          <text:p/>
        </draw:connector>
        <draw:frame draw:style-name="gr23" draw:text-style-name="P6" draw:layer="layout" svg:width="3.614cm" svg:height="1.508cm" svg:x="23.335cm" svg:y="3.531cm">
          <draw:text-box>
            <text:p><text:span text:style-name="T3">Jump Instructions</text:span></text:p>
            <text:p><text:span text:style-name="T3">continued on next </text:span></text:p>
            <text:p><text:span text:style-name="T3">page.</text:span></text:p>
          </draw:text-box>
        </draw:frame>
        <draw:custom-shape draw:style-name="gr1" draw:text-style-name="P2" xml:id="id23" draw:id="id23" draw:layer="layout" svg:width="1.905cm" svg:height="1.651cm" svg:x="17.374cm" svg:y="1.372cm">
          <text:p text:style-name="P1"><text:span text:style-name="T1">NEXT</text:span></text:p>
          <text:p text:style-name="P1"><text:span text:style-name="T1">IR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8.327cm" svg:y1="3.023cm" svg:x2="17.116cm" svg:y2="4.507cm" draw:start-shape="id23" draw:start-glue-point="8" draw:end-shape="id1" draw:end-glue-point="4" svg:d="M18327 3023v742h-1211v742" svg:viewBox="0 0 1212 1485">
          <text:p/>
        </draw:connector>
        <draw:connector draw:style-name="gr6" draw:text-style-name="P7" draw:layer="layout" svg:x1="16.297cm" svg:y1="2.198cm" svg:x2="17.374cm" svg:y2="2.198cm" draw:start-shape="id9" draw:start-glue-point="10" draw:end-shape="id23" draw:end-glue-point="6" svg:d="M16297 2198h1077" svg:viewBox="0 0 1078 1">
          <text:p/>
        </draw:connector>
        <draw:frame draw:style-name="gr5" draw:text-style-name="P4" draw:layer="layout" svg:width="2.813cm" svg:height="1.131cm" svg:x="19.406cm" svg:y="1.511cm">
          <draw:text-box>
            <text:p><text:span text:style-name="T2">MDRBusW=1</text:span></text:p>
            <text:p><text:span text:style-name="T2">IRBusR=1</text:span></text:p>
          </draw:text-box>
        </draw:frame>
      </draw:page>
      <draw:page draw:name="page2" draw:style-name="dp1" draw:master-page-name="Default">
        <draw:custom-shape draw:style-name="gr1" draw:text-style-name="P2" xml:id="id30" draw:id="id30" draw:layer="layout" svg:width="1.905cm" svg:height="1.651cm" svg:x="14.326cm" svg:y="1.753cm">
          <text:p text:style-name="P1"><text:span text:style-name="T1">JOP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905cm" svg:height="1.651cm" svg:x="10.135cm" svg:y="3.912cm">
          <text:p text:style-name="P1"><text:span text:style-name="T1">JOP</text:span></text:p>
          <text:p text:style-name="P1"><text:span text:style-name="T1">A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1.905cm" svg:height="1.651cm" svg:x="10.135cm" svg:y="6.325cm">
          <text:p text:style-name="P1"><text:span text:style-name="T1">JOP</text:span></text:p>
          <text:p text:style-name="P1"><text:span text:style-name="T1">A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905cm" svg:height="1.651cm" svg:x="14.326cm" svg:y="8.357cm">
          <text:p text:style-name="P1"><text:span text:style-name="T1">JOP</text:span></text:p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088cm" svg:y1="5.563cm" svg:x2="11.088cm" svg:y2="6.325cm" draw:start-shape="id24" draw:start-glue-point="8" draw:end-shape="id25" draw:end-glue-point="4" svg:d="M11088 5563v762" svg:viewBox="0 0 1 763">
          <text:p/>
        </draw:connector>
        <draw:frame draw:style-name="gr7" draw:text-style-name="P4" draw:layer="layout" svg:width="3.106cm" svg:height="1.571cm" svg:x="7.595cm" svg:y="4.754cm">
          <draw:text-box>
            <text:p><text:span text:style-name="T2">RegSel=2</text:span></text:p>
            <text:p><text:span text:style-name="T2">RegMode=Out</text:span></text:p>
          </draw:text-box>
        </draw:frame>
        <draw:frame draw:style-name="gr24" draw:text-style-name="P3" draw:layer="layout" svg:width="1.651cm" svg:height="1.143cm" svg:x="17.628cm" svg:y="17.501cm">
          <draw:text-box>
            <text:p><text:span text:style-name="T2">IR=0</text:span></text:p>
          </draw:text-box>
        </draw:frame>
        <draw:frame draw:style-name="gr8" draw:text-style-name="P3" draw:layer="layout" svg:width="3.106cm" svg:height="1.651cm" svg:x="12.04cm" svg:y="17.247cm">
          <draw:text-box>
            <text:p><text:span text:style-name="T2">ZBusW =1</text:span></text:p>
            <text:p><text:span text:style-name="T2">IRBusR=1</text:span></text:p>
          </draw:text-box>
        </draw:frame>
        <draw:custom-shape draw:style-name="gr1" draw:text-style-name="P2" xml:id="id29" draw:id="id29" draw:layer="layout" svg:width="1.905cm" svg:height="1.651cm" svg:x="14.326cm" svg:y="10.652cm">
          <text:p text:style-name="P1"><text:span text:style-name="T1">JOP</text:span></text:p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905cm" svg:height="1.651cm" svg:x="18.009cm" svg:y="3.912cm">
          <text:p text:style-name="P1"><text:span text:style-name="T1">JOP</text:span></text:p>
          <text:p text:style-name="P1"><text:span text:style-name="T1">B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7" draw:id="id27" draw:layer="layout" svg:width="1.905cm" svg:height="1.651cm" svg:x="18.009cm" svg:y="6.325cm">
          <text:p text:style-name="P1"><text:span text:style-name="T1">JOP</text:span></text:p>
          <text:p text:style-name="P1"><text:span text:style-name="T1">B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8.962cm" svg:y1="5.563cm" svg:x2="18.962cm" svg:y2="6.325cm" draw:start-shape="id26" draw:start-glue-point="8" draw:end-shape="id27" draw:end-glue-point="4" svg:d="M18962 5563v762" svg:viewBox="0 0 1 763">
          <text:p/>
        </draw:connector>
        <draw:custom-shape draw:style-name="gr1" draw:text-style-name="P2" xml:id="id31" draw:id="id31" draw:layer="layout" svg:width="1.905cm" svg:height="1.651cm" svg:x="14.326cm" svg:y="12.883cm">
          <text:p text:style-name="P1"><text:span text:style-name="T1">JOP</text:span></text:p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2" draw:id="id32" draw:layer="layout" svg:width="1.905cm" svg:height="1.651cm" svg:x="14.326cm" svg:y="15.261cm">
          <text:p text:style-name="P1"><text:span text:style-name="T1">JOP</text:span></text:p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905cm" svg:height="1.651cm" svg:x="14.326cm" svg:y="17.501cm">
          <text:p text:style-name="P1"><text:span text:style-name="T1">JOP</text:span></text:p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905cm" svg:height="1.651cm" svg:x="20.295cm" svg:y="17.501cm">
          <text:p text:style-name="P1"><text:span text:style-name="T1">JOP</text:span></text:p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279cm" svg:y1="10.008cm" svg:x2="15.279cm" svg:y2="10.652cm" draw:start-shape="id28" draw:start-glue-point="8" draw:end-shape="id29" draw:end-glue-point="4" svg:d="M15279 10008v644" svg:viewBox="0 0 1 645">
          <text:p/>
        </draw:connector>
        <draw:connector draw:style-name="gr6" draw:text-style-name="P5" draw:layer="layout" svg:x1="14.326cm" svg:y1="2.579cm" svg:x2="11.088cm" svg:y2="3.912cm" draw:start-shape="id30" draw:start-glue-point="6" draw:end-shape="id24" draw:end-glue-point="4" svg:d="M14326 2579h-3238v1333" svg:viewBox="0 0 3239 1334">
          <text:p/>
        </draw:connector>
        <draw:connector draw:style-name="gr6" draw:text-style-name="P5" draw:layer="layout" svg:x1="16.231cm" svg:y1="2.579cm" svg:x2="18.962cm" svg:y2="3.912cm" draw:start-shape="id30" draw:start-glue-point="10" draw:end-shape="id26" draw:end-glue-point="4" svg:d="M16231 2579h2731v1333" svg:viewBox="0 0 2732 1334">
          <text:p/>
        </draw:connector>
        <draw:connector draw:style-name="gr6" draw:text-style-name="P5" draw:layer="layout" svg:x1="15.279cm" svg:y1="14.534cm" svg:x2="15.279cm" svg:y2="15.261cm" draw:start-shape="id31" draw:start-glue-point="8" draw:end-shape="id32" draw:end-glue-point="4" svg:d="M15279 14534v727" svg:viewBox="0 0 1 728">
          <text:p/>
        </draw:connector>
        <draw:connector draw:style-name="gr6" draw:text-style-name="P5" draw:layer="layout" svg:x1="15.279cm" svg:y1="16.739cm" svg:x2="15.279cm" svg:y2="17.501cm" draw:end-shape="id33" draw:end-glue-point="4" svg:d="M15279 16739v762" svg:viewBox="0 0 1 763">
          <text:p/>
        </draw:connector>
        <draw:connector draw:style-name="gr6" draw:text-style-name="P5" draw:layer="layout" svg:x1="16.231cm" svg:y1="18.327cm" svg:x2="20.295cm" svg:y2="18.327cm" draw:start-shape="id33" draw:start-glue-point="10" draw:end-shape="id34" draw:end-glue-point="6" svg:d="M16231 18327h4064" svg:viewBox="0 0 4065 1">
          <text:p/>
        </draw:connector>
        <draw:connector draw:style-name="gr25" draw:text-style-name="P5" draw:layer="layout" svg:x1="1.075cm" svg:y1="5.25cm" svg:x2="15.279cm" svg:y2="1.753cm" draw:end-shape="id30" draw:end-glue-point="4" svg:d="M1075 5250v-3999h14204v502" svg:viewBox="0 0 14205 4000">
          <text:p/>
        </draw:connector>
        <draw:frame draw:style-name="gr7" draw:text-style-name="P4" draw:layer="layout" svg:width="3.106cm" svg:height="1.571cm" svg:x="7.849cm" svg:y="6.659cm">
          <draw:text-box>
            <text:p><text:span text:style-name="T2">XBusR=1</text:span></text:p>
            <text:p><text:span text:style-name="T2">Bus = -1</text:span></text:p>
            <text:p><text:span text:style-name="T2">YBusR=1</text:span></text:p>
          </draw:text-box>
        </draw:frame>
        <draw:frame draw:style-name="gr26" draw:text-style-name="P4" draw:layer="layout" svg:width="3.106cm" svg:height="0.889cm" svg:x="11.347cm" svg:y="11.405cm">
          <draw:text-box>
            <text:p><text:span text:style-name="T2">ALUOp=ADD</text:span></text:p>
          </draw:text-box>
        </draw:frame>
        <draw:frame draw:style-name="gr7" draw:text-style-name="P4" draw:layer="layout" svg:width="3.106cm" svg:height="1.571cm" svg:x="20.295cm" svg:y="4.547cm">
          <draw:text-box>
            <text:p><text:span text:style-name="T2">XbusR=1</text:span></text:p>
            <text:p><text:span text:style-name="T2">PCBusW=1</text:span></text:p>
          </draw:text-box>
        </draw:frame>
        <draw:frame draw:style-name="gr7" draw:text-style-name="P4" draw:layer="layout" svg:width="3.106cm" svg:height="1.571cm" svg:x="20.237cm" svg:y="6.706cm">
          <draw:text-box>
            <text:p><text:span text:style-name="T2">YbusR=1</text:span></text:p>
            <text:p><text:span text:style-name="T2">Bus=1</text:span></text:p>
          </draw:text-box>
        </draw:frame>
        <draw:frame draw:style-name="gr27" draw:text-style-name="P3" draw:layer="layout" svg:width="3.106cm" svg:height="1.571cm" svg:x="11.532cm" svg:y="13.209cm">
          <draw:text-box>
            <text:p><text:span text:style-name="T2">XBusR =1</text:span></text:p>
            <text:p><text:span text:style-name="T2">RegSel=1</text:span></text:p>
            <text:p><text:span text:style-name="T2">RegMode=Out</text:span></text:p>
          </draw:text-box>
        </draw:frame>
        <draw:frame draw:style-name="gr28" draw:text-style-name="P4" draw:layer="layout" svg:width="3.106cm" svg:height="1.143cm" svg:x="11.601cm" svg:y="15.769cm">
          <draw:text-box>
            <text:p><text:span text:style-name="T2">ALUOp=ANY</text:span></text:p>
          </draw:text-box>
        </draw:frame>
        <draw:frame draw:style-name="gr8" draw:text-style-name="P3" draw:layer="layout" svg:width="3.106cm" svg:height="1.651cm" svg:x="22.073cm" svg:y="16.485cm">
          <draw:text-box>
            <text:p><text:span text:style-name="T2">PCBusR =1</text:span></text:p>
            <text:p><text:span text:style-name="T2">MARBusW=1</text:span></text:p>
          </draw:text-box>
        </draw:frame>
        <draw:connector draw:style-name="gr29" draw:text-style-name="P1" draw:layer="layout" draw:line-skew="0.642cm" svg:x1="21.248cm" svg:y1="19.152cm" svg:x2="1.033cm" svg:y2="16.495cm" draw:start-shape="id34" draw:start-glue-point="8" svg:d="M21248 19152v1143h-20215v-3800" svg:viewBox="0 0 20216 3801">
          <text:p/>
        </draw:connector>
        <draw:connector draw:style-name="gr29" draw:text-style-name="P1" draw:layer="layout" draw:line-skew="0.642cm" svg:x1="15.279cm" svg:y1="19.152cm" svg:x2="1.075cm" svg:y2="17.032cm" draw:start-shape="id33" draw:start-glue-point="8" svg:d="M15279 19152v1143h-14204v-3263" svg:viewBox="0 0 14205 3264">
          <text:p/>
        </draw:connector>
        <draw:frame draw:style-name="gr30" draw:text-style-name="P6" draw:layer="layout" svg:width="1.188cm" svg:height="0.67cm" svg:x="14.072cm" svg:y="19.371cm">
          <draw:text-box>
            <text:p><text:span text:style-name="T3">Else</text:span></text:p>
          </draw:text-box>
        </draw:frame>
        <draw:frame draw:style-name="gr31" draw:text-style-name="P6" draw:layer="layout" svg:width="1.651cm" svg:height="1.016cm" svg:x="19.406cm" svg:y="2.769cm">
          <draw:text-box>
            <text:p text:style-name="P8"><text:span text:style-name="T3">(sz)</text:span></text:p>
          </draw:text-box>
        </draw:frame>
        <draw:custom-shape draw:style-name="gr32" draw:text-style-name="P9" xml:id="id35" draw:id="id35" draw:layer="layout" svg:width="2.286cm" svg:height="1.143cm" svg:x="3.15cm" svg:y="4.166cm">
          <text:p text:style-name="P9">END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4.326cm" svg:y1="2.579cm" svg:x2="4.293cm" svg:y2="4.166cm" draw:start-shape="id30" draw:start-glue-point="6" draw:end-shape="id35" draw:end-glue-point="0" svg:d="M14326 2579h-10033v1587" svg:viewBox="0 0 10034 1588">
          <text:p/>
        </draw:connector>
        <draw:frame draw:style-name="gr7" draw:text-style-name="P4" draw:layer="layout" svg:width="3.106cm" svg:height="1.571cm" svg:x="6.394cm" svg:y="1.833cm">
          <draw:text-box>
            <text:p><text:span text:style-name="T2">RegZ=0</text:span></text:p>
            <text:p><text:span text:style-name="T2"/></text:p>
          </draw:text-box>
        </draw:frame>
        <draw:frame draw:style-name="gr33" draw:text-style-name="P4" draw:layer="layout" svg:width="1.852cm" svg:height="1.571cm" svg:x="16.866cm" svg:y="1.753cm">
          <draw:text-box>
            <text:p><text:span text:style-name="T2">RegZ=1</text:span></text:p>
            <text:p><text:span text:style-name="T2"/></text:p>
          </draw:text-box>
        </draw:frame>
        <draw:frame draw:style-name="gr34" draw:text-style-name="P3" draw:layer="layout" svg:width="3.106cm" svg:height="0.889cm" svg:x="4.616cm" svg:y="2.896cm">
          <draw:text-box>
            <text:p><text:span text:style-name="T2">(sys/fp)</text:span></text:p>
          </draw:text-box>
        </draw:frame>
        <draw:frame draw:style-name="gr34" draw:text-style-name="P3" draw:layer="layout" svg:width="1.143cm" svg:height="0.889cm" svg:x="11.786cm" svg:y="2.769cm">
          <draw:text-box>
            <text:p><text:span text:style-name="T2">(jz)</text:span></text:p>
          </draw:text-box>
        </draw:frame>
        <draw:connector draw:style-name="gr6" draw:text-style-name="P7" xml:id="id36" draw:id="id36" draw:layer="layout" svg:x1="15.279cm" svg:y1="12.883cm" svg:x2="15.279cm" svg:y2="12.883cm" draw:start-shape="id31" draw:start-glue-point="4" draw:end-shape="id31" draw:end-glue-point="4" svg:d="M15279 12883z" svg:viewBox="0 0 1 1">
          <text:p/>
        </draw:connector>
        <draw:connector draw:style-name="gr6" draw:text-style-name="P7" draw:layer="layout" svg:x1="15.279cm" svg:y1="12.303cm" svg:x2="15.279cm" svg:y2="12.883cm" draw:start-shape="id29" draw:start-glue-point="8" draw:end-shape="id36" draw:end-glue-point="0" svg:d="M15279 12303v580" svg:viewBox="0 0 1 581">
          <text:p/>
        </draw:connector>
        <draw:connector draw:style-name="gr6" draw:text-style-name="P7" draw:layer="layout" svg:x1="11.088cm" svg:y1="7.976cm" svg:x2="14.326cm" svg:y2="9.183cm" draw:start-shape="id25" draw:start-glue-point="8" draw:end-shape="id28" draw:end-glue-point="6" svg:d="M11088 7976v1207h3238" svg:viewBox="0 0 3239 1208">
          <text:p/>
        </draw:connector>
        <draw:connector draw:style-name="gr6" draw:text-style-name="P7" draw:layer="layout" svg:x1="18.962cm" svg:y1="7.976cm" svg:x2="16.231cm" svg:y2="9.183cm" draw:start-shape="id27" draw:start-glue-point="8" draw:end-shape="id28" draw:end-glue-point="10" svg:d="M18962 7976v1207h-2731" svg:viewBox="0 0 2732 12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8T19:20:09.829064148</meta:creation-date>
    <dc:date>2016-03-09T10:47:04.937712998</dc:date>
    <meta:editing-duration>PT1H1M21S</meta:editing-duration>
    <meta:editing-cycles>5</meta:editing-cycles>
    <meta:generator>LibreOffice/5.0.5.2$Linux_X86_64 LibreOffice_project/00m0$Build-2</meta:generator>
    <meta:document-statistic meta:object-count="121"/>
  </office:meta>
</office:document-meta>
</file>